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7.264cm" fo:min-width="13.682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17cm" fo:min-width="0.96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741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Ubuntu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Ubuntu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Ubuntu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Ubuntu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7.62cm" svg:x="2.797cm" svg:y="0.5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3cm" svg:height="2.223cm" svg:x="3.085cm" svg:y="0.855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23cm" svg:height="2.223cm" svg:x="3.085cm" svg:y="5.655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23cm" svg:height="2.223cm" svg:x="14.585cm" svg:y="0.855cm">
          <text:p text:style-name="P6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23cm" svg:height="2.223cm" svg:x="14.585cm" svg:y="5.655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4.128cm" svg:height="1.199cm" svg:x="17.067cm" svg:y="1.329cm">
          <draw:text-box>
            <text:p text:style-name="P7"><text:span text:style-name="T2">IN-</text:span></text:p>
          </draw:text-box>
        </draw:frame>
        <draw:frame draw:style-name="gr5" draw:text-style-name="P8" draw:layer="layout" svg:width="4.128cm" svg:height="1.199cm" svg:x="17.067cm" svg:y="6.131cm">
          <draw:text-box>
            <text:p text:style-name="P7"><text:span text:style-name="T2">IN+</text:span></text:p>
          </draw:text-box>
        </draw:frame>
        <draw:frame draw:style-name="gr5" draw:text-style-name="P8" draw:layer="layout" svg:width="4.128cm" svg:height="1.199cm" svg:x="-1.333cm" svg:y="1.33cm">
          <draw:text-box>
            <text:p text:style-name="P9"><text:span text:style-name="T2">OUT-</text:span></text:p>
          </draw:text-box>
        </draw:frame>
        <draw:frame draw:style-name="gr5" draw:text-style-name="P8" draw:layer="layout" svg:width="4.128cm" svg:height="1.199cm" svg:x="-1.333cm" svg:y="6.132cm">
          <draw:text-box>
            <text:p text:style-name="P9"><text:span text:style-name="T2">OUT+</text:span></text:p>
          </draw:text-box>
        </draw:frame>
        <draw:frame draw:style-name="gr6" draw:text-style-name="P11" draw:layer="layout" svg:width="7.074cm" svg:height="3.105cm" draw:transform="rotate (0.000349065850398866) translate (6.595cm 2.812cm)">
          <draw:text-box>
            <text:p text:style-name="P10"><text:span text:style-name="T3">Step-down</text:span></text:p>
            <text:p text:style-name="P10"><text:span text:style-name="T3">DC-D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58:31.042359532</meta:creation-date>
    <dc:date>2025-11-19T21:46:35.877877279</dc:date>
    <meta:editing-duration>PT13M1S</meta:editing-duration>
    <meta:editing-cycles>4</meta:editing-cycles>
    <meta:generator>LibreOffice/24.2.7.2$Linux_X86_64 LibreOffice_project/420$Build-2</meta:generator>
    <meta:document-statistic meta:object-count="10"/>
  </office:meta>
</office:document-meta>
</file>